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468.79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203.24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SLab_bom_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 Per PCB</text:p>
          </table:table-cell>
          <table:table-cell table:style-name="ce3"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4J4RACTU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1 C2 C4 C5 C9 C13 C17 C22 C24 C25 C26 C27 C28 C31 C32 C34 C35 C37 C38 C39 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talum 16V 6032-28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1 C14 C16 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Y103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7 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V 5%~20%</text:p>
          </table:table-cell>
          <table:table-cell office:value-type="string" calcext:value-type="string">
            <text:p>EMK107BC6106MA-T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6 C15 C21 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2J5RACAUTO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30 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0603YD105KAT2A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0 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30JXJPW1BC</text:p>
          </table:table-cell>
          <table:table-cell office:value-type="string" calcext:value-type="string">
            <text:p>C-RESCUE-proto1</text:p>
          </table:table-cell>
          <table:table-cell table:style-name="ce4" office:value-type="string" calcext:value-type="string">
            <text:p>C3 C8 C10 C4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ntalum 16V 3528-21</text:p>
          </table:table-cell>
          <table:table-cell office:value-type="string" calcext:value-type="string">
            <text:p>293D336X9016B2TE3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2 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R3BXJC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3 C29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B SMT+DIP Type</text:p>
          </table:table-cell>
          <table:table-cell office:value-type="string" calcext:value-type="string">
            <text:p>ZX62D-B-5PA8(30)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.8V Zener</text:p>
          </table:table-cell>
          <table:table-cell office:value-type="string" calcext:value-type="string">
            <text:p>DL5235B-TP</text:p>
          </table:table-cell>
          <table:table-cell office:value-type="string" calcext:value-type="string">
            <text:p>ZENERsmall-RESCUE-proto1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een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lue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ld 250mA, Trip 500mA</text:p>
          </table:table-cell>
          <table:table-cell office:value-type="string" calcext:value-type="string">
            <text:p>0ZCJ0025FF2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7-01-T-S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J7</text:p>
          </table:table-cell>
          <table:table-cell table:style-name="ce7" office:value-type="string" calcext:value-type="string">
            <text:p>UART/ESP</text:p>
          </table:table-cell>
          <table:table-cell table:style-name="ce8"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aight female 2.54 mm 2row</text:p>
          </table:table-cell>
          <table:table-cell office:value-type="string" calcext:value-type="string">
            <text:p>SSW-114-01-T-D</text:p>
          </table:table-cell>
          <table:table-cell office:value-type="string" calcext:value-type="string">
            <text:p>Conn_02x14_Odd_Even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oublePins</text:p>
          </table:table-cell>
          <table:table-cell table:style-name="ce8" office:value-type="string" calcext:value-type="string">
            <text:p>Pin_Header_Straight_2x1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I2C-1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2C-2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12-01-T-S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utputs</text:p>
          </table:table-cell>
          <table:table-cell table:style-name="ce8" office:value-type="string" calcext:value-type="string">
            <text:p>Pin_Header_Straight_1x1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8-01-T-S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J8</text:p>
          </table:table-cell>
          <table:table-cell table:style-name="ce7" office:value-type="string" calcext:value-type="string">
            <text:p>Power Pins</text:p>
          </table:table-cell>
          <table:table-cell table:style-name="ce9"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00-500 mA Shielded</text:p>
          </table:table-cell>
          <table:table-cell office:value-type="string" calcext:value-type="string">
            <text:p>MLZ1608N100L</text:p>
          </table:table-cell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5V Vce, 0.8A Ic, NPN, SOT-23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V Vce, 0.8A Ic, PNP, SOT-23</text:p>
          </table:table-cell>
          <table:table-cell office:value-type="string" calcext:value-type="string">
            <text:p>MMBT3906-7-F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Q1 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103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 R2 R3 R10 R14 R16 R17 R18 R19 R21 R22 R23 R25 R28 R29 R31 R32 R33 R35 R37 R38 R39 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Q-180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4 R13 R54 R55 R56 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10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5 R11 R27 R36 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CRT0603-DZ-1004ELF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4 R34 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201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6 R7 R8 R9 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204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0 R30 R40 R46 R5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51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2 R15 R26 R41 R43 R44 R52 R53 R48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MCP6S21-I/SN</text:p>
          </table:table-cell>
          <table:table-cell office:value-type="string" calcext:value-type="string">
            <text:p>MCP6S21A</text:p>
          </table:table-cell>
          <table:table-cell office:value-type="string" calcext:value-type="string">
            <text:p>U11 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74HC126D(BJ)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C7660SEOA713</text:p>
          </table:table-cell>
          <table:table-cell office:value-type="string" calcext:value-type="string">
            <text:p>TC7660</text:p>
          </table:table-cell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T 223</text:p>
          </table:table-cell>
          <table:table-cell office:value-type="string" calcext:value-type="string">
            <text:p>LM1117MPX-3.3/NOPB </text:p>
          </table:table-cell>
          <table:table-cell office:value-type="string" calcext:value-type="string">
            <text:p>LM1117-3.3-RESCUE-PSLab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LM324D</text:p>
          </table:table-cell>
          <table:table-cell office:value-type="string" calcext:value-type="string">
            <text:p>LM324-RESCUE-proto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IC 20</text:p>
          </table:table-cell>
          <table:table-cell office:value-type="string" calcext:value-type="string">
            <text:p>MCP2200-I/SO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SOIC-20W_7.5x12.8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SOP 10</text:p>
          </table:table-cell>
          <table:table-cell office:value-type="string" calcext:value-type="string">
            <text:p>MCP4728-E/UN</text:p>
          </table:table-cell>
          <table:table-cell office:value-type="string" calcext:value-type="string">
            <text:p>MCP4728-RESCUE-PSLa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QFP 44</text:p>
          </table:table-cell>
          <table:table-cell office:value-type="string" calcext:value-type="string">
            <text:p>PIC24EP256GP204-I/PT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icrochip.com/wwwproducts/en/PIC24EP256GP2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TC1240AECHTR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TL072-RESCUE-proto1</text:p>
          </table:table-cell>
          <table:table-cell office:value-type="string" calcext:value-type="string">
            <text:p>U8 U10 U13 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8pF 30ppm</text:p>
          </table:table-cell>
          <table:table-cell office:value-type="string" calcext:value-type="string">
            <text:p>ABM3-12.000MHZ-D2Y-T 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1 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2.5 Nut</text:p>
          </table:table-cell>
          <table:table-cell table:number-columns-repeated="2" table:style-name="ce4" office:value-type="string" calcext:value-type="string">
            <text:p>3.2mm_M3_DIN965</text:p>
          </table:table-cell>
          <table:table-cell office:value-type="string" calcext:value-type="string">
            <text:p>MH1 MH2 MH3 MH4</text:p>
          </table:table-cell>
          <table:table-cell office:value-type="string" calcext:value-type="string">
            <text:p>Mounting Hole</text:p>
          </table:table-cell>
          <table:table-cell table:style-name="ce4" office:value-type="string" calcext:value-type="string">
            <text:p>3.2mm_M3_DIN96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onent Groups: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 table:formula="of:=SUM([.H2:.H44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tted Components:</text:p>
          </table:table-cell>
          <table:table-cell table:formula="of:=[.C50]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D components</text:p>
          </table:table-cell>
          <table:table-cell table:formula="of:=SUM([.H2:.H15])+SUM([.H23:.H44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T components</text:p>
          </table:table-cell>
          <table:table-cell table:formula="of:=SUM([.H16:.H22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components:</text:p>
          </table:table-cell>
          <table:table-cell table:formula="of:=[.C53]+[.C54]" office:value-type="float" office:value="136" calcext:value-type="float">
            <text:p>136</text:p>
          </table:table-cell>
          <table:table-cell table:number-columns-repeated="6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7:08:07.447092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5T17:20:21.658730407</dc:date>
    <meta:editing-duration>PT40M26S</meta:editing-duration>
    <meta:editing-cycles>10</meta:editing-cycles>
    <meta:generator>LibreOffice/5.1.6.2$Linux_X86_64 LibreOffice_project/10m0$Build-2</meta:generator>
    <meta:document-statistic meta:table-count="1" meta:cell-count="368" meta:object-count="0"/>
  </office:meta>
</office:document-meta>
</file>